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age1" style:family="table">
      <style:table-properties style:width="29.02cm" table:align="margins"/>
    </style:style>
    <style:style style:name="page1.A" style:family="table-column">
      <style:table-column-properties style:column-width="2.418cm" style:rel-column-width="5461*"/>
    </style:style>
    <style:style style:name="page1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1.L1" style:family="table-cell">
      <style:table-cell-properties fo:padding="0.097cm" fo:border="0.05pt solid #000000"/>
    </style:style>
    <style:style style:name="page1.A2" style:family="table-cell">
      <style:table-cell-properties fo:padding="0.097cm" fo:border-left="0.05pt solid #000000" fo:border-right="none" fo:border-top="none" fo:border-bottom="0.05pt solid #000000"/>
    </style:style>
    <style:style style:name="page1.L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DOH Master List Prenatal<text:placeholder text:placeholder-type="text">&lt;for each="patient in objects"&gt;</text:placeholder></text:p>
      <table:table table:name="page1" table:style-name="page1">
        <table:table-column table:style-name="page1.A" table:number-columns-repeated="12"/>
        <table:table-header-rows>
          <table:table-row>
            <table:table-cell table:style-name="page1.A1" office:value-type="string">
              <text:p text:style-name="Table_20_Heading">Date of Reg</text:p>
            </table:table-cell>
            <table:table-cell table:style-name="page1.A1" office:value-type="string">
              <text:p text:style-name="Table_20_Heading">Last Name</text:p>
            </table:table-cell>
            <table:table-cell table:style-name="page1.A1" office:value-type="string">
              <text:p text:style-name="Table_20_Heading">First Name</text:p>
            </table:table-cell>
            <table:table-cell table:style-name="page1.A1" office:value-type="string">
              <text:p text:style-name="Table_20_Heading">Address</text:p>
            </table:table-cell>
            <table:table-cell table:style-name="page1.A1" office:value-type="string">
              <text:p text:style-name="Table_20_Heading">DOB</text:p>
            </table:table-cell>
            <table:table-cell table:style-name="page1.A1" office:value-type="string">
              <text:p text:style-name="Table_20_Heading">Age</text:p>
            </table:table-cell>
            <table:table-cell table:style-name="page1.A1" office:value-type="string">
              <text:p text:style-name="Table_20_Heading">LMP</text:p>
            </table:table-cell>
            <table:table-cell table:style-name="page1.A1" office:value-type="string">
              <text:p text:style-name="Table_20_Heading">GPAS</text:p>
            </table:table-cell>
            <table:table-cell table:style-name="page1.A1" office:value-type="string">
              <text:p text:style-name="Table_20_Heading">EDD</text:p>
            </table:table-cell>
            <table:table-cell table:style-name="page1.A1" office:value-type="string">
              <text:p text:style-name="Table_20_Heading">0-12</text:p>
            </table:table-cell>
            <table:table-cell table:style-name="page1.A1" office:value-type="string">
              <text:p text:style-name="Table_20_Heading">13-27</text:p>
            </table:table-cell>
            <table:table-cell table:style-name="page1.L1" office:value-type="string">
              <text:p text:style-name="Table_20_Heading">28-42</text:p>
            </table:table-cell>
          </table:table-row>
        </table:table-header-rows>
        <table:table-row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ext_20_body"><text:placeholder text:placeholder-type="text">&lt;patient.lastname&gt;</text:placeholder></text:p>
          </table:table-cell>
          <table:table-cell table:style-name="page1.A2" office:value-type="string">
            <text:p text:style-name="Table_20_Contents"><text:placeholder text:placeholder-type="text">&lt;patient.name&gt;</text:placeholder></text:p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A2" office:value-type="string">
            <text:p text:style-name="Table_20_Contents"/>
          </table:table-cell>
          <table:table-cell table:style-name="page1.L2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1T12:35:32</meta:creation-date>
    <meta:editing-cycles>1</meta:editing-cycles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26" meta:character-count="160" meta:non-whitespace-character-count="150"/>
  </office:meta>
</office:document-meta>
</file>